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5.125cm" fo:margin-left="1.02cm" fo:margin-right="0.855cm" style:page-number="auto" table:align="margins" style:shadow="none"/>
    </style:style>
    <style:style style:name="Table1.A" style:family="table-column">
      <style:table-column-properties style:column-width="2.161cm" style:rel-column-width="1225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868cm"/>
    </style:style>
    <style:style style:name="Table2" style:family="table" style:master-page-name="">
      <style:table-properties style:width="15.125cm" fo:margin-left="1.02cm" fo:margin-right="0.855cm" style:page-number="auto" table:align="margins" style:shadow="none"/>
    </style:style>
    <style:style style:name="Table2.A" style:family="table-column">
      <style:table-column-properties style:column-width="2.161cm" style:rel-column-width="122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868cm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1ad4" officeooo:paragraph-rsid="000b1ad4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0bc85b"/>
    </style:style>
    <style:style style:name="P3" style:family="paragraph" style:parent-style-name="Text_20_body">
      <style:text-properties fo:font-weight="bold" officeooo:rsid="000b1ad4" officeooo:paragraph-rsid="000b1ad4" style:font-weight-asian="bold" style:font-weight-complex="bold"/>
    </style:style>
    <style:style style:name="P4" style:family="paragraph" style:parent-style-name="Text_20_body">
      <style:text-properties fo:font-weight="bold" officeooo:rsid="000b1ad4" officeooo:paragraph-rsid="000f2226" style:font-weight-asian="bold" style:font-weight-complex="bold"/>
    </style:style>
    <style:style style:name="P5" style:family="paragraph" style:parent-style-name="Text_20_body">
      <style:paragraph-properties fo:line-height="100%"/>
      <style:text-properties officeooo:rsid="000bc85b" officeooo:paragraph-rsid="000bc85b"/>
    </style:style>
    <style:style style:name="P6" style:family="paragraph" style:parent-style-name="Text_20_body">
      <style:paragraph-properties fo:line-height="100%"/>
      <style:text-properties officeooo:rsid="000bc85b" officeooo:paragraph-rsid="000d2c29"/>
    </style:style>
    <style:style style:name="P7" style:family="paragraph" style:parent-style-name="Text_20_body">
      <style:text-properties officeooo:paragraph-rsid="000bc85b"/>
    </style:style>
    <style:style style:name="P8" style:family="paragraph" style:parent-style-name="Text_20_body">
      <style:paragraph-properties fo:line-height="100%"/>
      <style:text-properties fo:font-weight="normal" officeooo:rsid="000d2c29" officeooo:paragraph-rsid="000d2c29" style:font-weight-asian="normal" style:font-weight-complex="normal"/>
    </style:style>
    <style:style style:name="P9" style:family="paragraph" style:parent-style-name="Text_20_body">
      <style:paragraph-properties fo:line-height="100%"/>
      <style:text-properties style:font-name="Courier" officeooo:rsid="000bc85b" officeooo:paragraph-rsid="000bc85b"/>
    </style:style>
    <style:style style:name="P10" style:family="paragraph" style:parent-style-name="Text_20_body">
      <style:text-properties fo:font-size="13pt" style:font-size-asian="13pt" style:font-size-complex="13pt"/>
    </style:style>
    <style:style style:name="P11" style:family="paragraph" style:parent-style-name="Text_20_body">
      <style:paragraph-properties fo:line-height="100%" fo:break-before="page"/>
      <style:text-properties officeooo:rsid="000bc85b" officeooo:paragraph-rsid="000bc85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bc85b"/>
    </style:style>
    <style:style style:name="P14" style:family="paragraph" style:parent-style-name="Table_20_Contents">
      <style:paragraph-properties fo:text-align="center" style:justify-single-word="false"/>
      <style:text-properties officeooo:rsid="000bc85b" officeooo:paragraph-rsid="000bc85b"/>
    </style:style>
    <style:style style:name="P15" style:family="paragraph" style:parent-style-name="Table_20_Contents">
      <style:paragraph-properties fo:text-align="center" style:justify-single-word="false"/>
      <style:text-properties officeooo:rsid="000d2c29" officeooo:paragraph-rsid="000d2c29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officeooo:rsid="000bc85b" officeooo:paragraph-rsid="000bc8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c29" style:font-weight-asian="normal" style:font-weight-complex="normal"/>
    </style:style>
    <style:style style:name="T3" style:family="text">
      <style:text-properties fo:font-weight="normal" officeooo:rsid="000f2226" style:font-weight-asian="normal" style:font-weight-complex="normal"/>
    </style:style>
    <style:style style:name="T4" style:family="text">
      <style:text-properties officeooo:rsid="000bc85b"/>
    </style:style>
    <style:style style:name="T5" style:family="text">
      <style:text-properties officeooo:rsid="000d242b"/>
    </style:style>
    <style:style style:name="T6" style:family="text">
      <style:text-properties fo:font-weight="bold" officeooo:rsid="000bc85b" style:font-weight-asian="bold" style:font-weight-complex="bold"/>
    </style:style>
    <style:style style:name="T7" style:family="text">
      <style:text-properties fo:font-weight="bold" officeooo:rsid="000d2c2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bc85b" style:font-weight-asian="bold" style:font-weight-complex="bold"/>
    </style:style>
    <style:style style:name="T10" style:family="text">
      <style:text-properties officeooo:rsid="000d2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ubtitle">Informatique et aléatoire</text:p>
      <text:p text:style-name="Subtitle">Détection automatique de langue d'un texte</text:p>
      <text:p text:style-name="Text_20_body"/>
      <text:p text:style-name="P10">Introduction : Structures de données utilisées</text:p>
      <text:p text:style-name="Text_20_body">U<text:span text:style-name="T4">ne </text:span><text:span text:style-name="T9">t</text:span><text:span text:style-name="T8">able_langue</text:span> <text:span text:style-name="T4">contient :</text:span></text:p>
      <text:p text:style-name="Text_20_body"><text:tab/><text:span text:style-name="T6">table_lettre_langue :</text:span></text:p>
      <text:p text:style-name="Text_20_body"><text:tab/><text:tab/><text:tab/><text:tab/><text:tab/><text:tab/><text:span text:style-name="T4">← N</text:span>ombre de lettres → 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4">^</text:p>
          </table:table-cell>
          <table:table-cell table:style-name="Table1.B1" office:value-type="string">
            <text:p text:style-name="P14"/>
          </table:table-cell>
          <table:table-cell table:style-name="Table1.B1" office:value-type="string">
            <text:p text:style-name="P14">W1</text:p>
          </table:table-cell>
          <table:table-cell table:style-name="Table1.B1" office:value-type="string">
            <text:p text:style-name="P14">W2</text:p>
          </table:table-cell>
          <table:table-cell table:style-name="Table1.B1" office:value-type="string">
            <text:p text:style-name="P14">W3</text:p>
          </table:table-cell>
          <table:table-cell table:style-name="Table1.B1" office:value-type="string">
            <text:p text:style-name="P14">W4</text:p>
          </table:table-cell>
          <table:table-cell table:style-name="Table1.G1" office:value-type="string">
            <text:p text:style-name="P12">...</text:p>
          </table:table-cell>
        </table:table-row>
        <table:table-row>
          <table:table-cell table:style-name="Table1.A1" office:value-type="string">
            <text:p text:style-name="P14">Nombre</text:p>
          </table:table-cell>
          <table:table-cell table:style-name="Table1.B2" office:value-type="string">
            <text:p text:style-name="P14">L1</text:p>
          </table:table-cell>
          <table:table-cell table:style-name="Table1.B2" office:value-type="string">
            <text:p text:style-name="P14">P(W1|L1)</text:p>
          </table:table-cell>
          <table:table-cell table:style-name="Table1.B2" office:value-type="string">
            <text:p text:style-name="P14">P(W2|L1)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6">de</text:p>
          </table:table-cell>
          <table:table-cell table:style-name="Table1.B2" office:value-type="string">
            <text:p text:style-name="P14">L2</text:p>
          </table:table-cell>
          <table:table-cell table:style-name="Table1.B2" office:value-type="string">
            <text:p text:style-name="P14">P(W1|L2)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6">langues</text:p>
          </table:table-cell>
          <table:table-cell table:style-name="Table1.B2" office:value-type="string">
            <text:p text:style-name="P16">L3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4">v</text:p>
          </table:table-cell>
          <table:table-cell table:style-name="Table1.B2" office:value-type="string">
            <text:p text:style-name="P12">...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</table:table>
      <text:p text:style-name="P2"/>
      <text:p text:style-name="P2"><text:span text:style-name="T4"><text:tab/></text:span><text:span text:style-name="T6">table_langue_lettre :</text:span></text:p>
      <text:p text:style-name="P7"><text:tab/><text:tab/><text:tab/><text:tab/><text:tab/><text:tab/><text:span text:style-name="T4">← N</text:span>ombre de lettres → 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4">^</text:p>
          </table:table-cell>
          <table:table-cell table:style-name="Table2.B1" office:value-type="string">
            <text:p text:style-name="P14"/>
          </table:table-cell>
          <table:table-cell table:style-name="Table2.B1" office:value-type="string">
            <text:p text:style-name="P14">W1</text:p>
          </table:table-cell>
          <table:table-cell table:style-name="Table2.B1" office:value-type="string">
            <text:p text:style-name="P14">W2</text:p>
          </table:table-cell>
          <table:table-cell table:style-name="Table2.B1" office:value-type="string">
            <text:p text:style-name="P14">W3</text:p>
          </table:table-cell>
          <table:table-cell table:style-name="Table2.B1" office:value-type="string">
            <text:p text:style-name="P14">W4</text:p>
          </table:table-cell>
          <table:table-cell table:style-name="Table2.G1" office:value-type="string">
            <text:p text:style-name="P13">...</text:p>
          </table:table-cell>
        </table:table-row>
        <table:table-row>
          <table:table-cell table:style-name="Table2.A1" office:value-type="string">
            <text:p text:style-name="P14">Nombre</text:p>
          </table:table-cell>
          <table:table-cell table:style-name="Table2.B2" office:value-type="string">
            <text:p text:style-name="P14">L1</text:p>
          </table:table-cell>
          <table:table-cell table:style-name="Table2.B2" office:value-type="string">
            <text:p text:style-name="P14">P(<text:span text:style-name="T5">L1|W1</text:span>)</text:p>
          </table:table-cell>
          <table:table-cell table:style-name="Table2.B2" office:value-type="string">
            <text:p text:style-name="P14">P(<text:span text:style-name="T5">L1</text:span>|<text:span text:style-name="T5">W2</text:span>)</text:p>
          </table:table-cell>
          <table:table-cell table:style-name="Table2.B2" office:value-type="string">
            <text:p text:style-name="P13">...</text:p>
          </table:table-cell>
          <table:table-cell table:style-name="Table2.B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6">de</text:p>
          </table:table-cell>
          <table:table-cell table:style-name="Table2.B2" office:value-type="string">
            <text:p text:style-name="P14">L2</text:p>
          </table:table-cell>
          <table:table-cell table:style-name="Table2.B2" office:value-type="string">
            <text:p text:style-name="P14">P(<text:span text:style-name="T5">L2|W1</text:span>)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6">langues</text:p>
          </table:table-cell>
          <table:table-cell table:style-name="Table2.B2" office:value-type="string">
            <text:p text:style-name="P16">L3</text:p>
          </table:table-cell>
          <table:table-cell table:style-name="Table2.B2" office:value-type="string">
            <text:p text:style-name="P13">...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 table:style-name="Table2.5">
          <table:table-cell table:style-name="Table2.A1" office:value-type="string">
            <text:p text:style-name="P14">v</text:p>
          </table:table-cell>
          <table:table-cell table:style-name="Table2.B2" office:value-type="string">
            <text:p text:style-name="P13">...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</table:table>
      <text:p text:style-name="P5"/>
      <text:p text:style-name="P6"><text:tab/><text:span text:style-name="T7">nb_langues : </text:span></text:p>
      <text:p text:style-name="P6"><text:span text:style-name="T7"><text:tab/><text:tab/></text:span><text:span text:style-name="T2">ici, = 4</text:span></text:p>
      <text:p text:style-name="P5"><text:span text:style-name="T2"><text:tab/></text:span><text:span text:style-name="T7">indice_langue :</text:span></text:p>
      <text:p text:style-name="P5"><text:span text:style-name="T7"><text:tab/><text:tab/><text:tab/><text:tab/><text:tab/><text:tab/>←</text:span><text:span text:style-name="T2"> Nombre de langues → 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5">L1</text:p>
          </table:table-cell>
          <table:table-cell table:style-name="Table3.B1" office:value-type="string">
            <text:p text:style-name="P15">L2</text:p>
          </table:table-cell>
          <table:table-cell table:style-name="Table3.B1" office:value-type="string">
            <text:p text:style-name="P15">L3</text:p>
          </table:table-cell>
          <table:table-cell table:style-name="Table3.E1" office:value-type="string">
            <text:p text:style-name="P12">...</text:p>
          </table:table-cell>
        </table:table-row>
        <table:table-row>
          <table:table-cell table:style-name="Table3.A1" office:value-type="string">
            <text:p text:style-name="P12"/>
          </table:table-cell>
          <table:table-cell table:style-name="Table3.B2" office:value-type="string">
            <text:p text:style-name="P15">« Dutch »</text:p>
          </table:table-cell>
          <table:table-cell table:style-name="Table3.B2" office:value-type="string">
            <text:p text:style-name="P12">« <text:span text:style-name="T10">English »</text:span></text:p>
          </table:table-cell>
          <table:table-cell table:style-name="Table3.B2" office:value-type="string">
            <text:p text:style-name="P12">« <text:span text:style-name="T10">Italian »</text:span></text:p>
          </table:table-cell>
          <table:table-cell table:style-name="Table3.E2" office:value-type="string">
            <text:p text:style-name="P12">...</text:p>
          </table:table-cell>
        </table:table-row>
      </table:table>
      <text:p text:style-name="P5"/>
      <text:p text:style-name="P11"/>
      <text:p text:style-name="P8"><text:span text:style-name="T10">E</text:span>n C :</text:p>
      <text:p text:style-name="P9">typedef struct {</text:p>
      <text:p text:style-name="P9"><text:tab/>double **tab_lettre_langue; // contient les p(wi / L)</text:p>
      <text:p text:style-name="P9"><text:tab/>double **tab_langue_lettre; // contient les p(L / wi)</text:p>
      <text:p text:style-name="P9"><text:tab/>int nb_langues;</text:p>
      <text:p text:style-name="P9"><text:tab/>char **indice_langue;</text:p>
      <text:p text:style-name="P9"><text:tab/>} table_langue;</text:p>
      <text:p text:style-name="P3"/>
      <text:p text:style-name="P3">Q1 : <text:span text:style-name="T1">On suppose que les caractères apparaissent indépendemment les uns des autres dans le mot. Cette hypothèse, bien que ne correspondant pas à la réalité, simplifie grandement le calcul.</text:span></text:p>
      <text:p text:style-name="P3"/>
      <text:p text:style-name="P3">Q2 : <text:span text:style-name="T1"><text:s/>P(wi | </text:span><text:span text:style-name="T3">L</text:span><text:span text:style-name="T1">) est la fréquence (lissée) d'apparition de la lettre wi dans le langage </text:span><text:span text:style-name="T3">L</text:span></text:p>
      <text:p text:style-name="P3"><text:span text:style-name="T1"><text:tab/>P(</text:span><text:span text:style-name="T3">L</text:span><text:span text:style-name="T1">) = 1 / nombre de langues</text:span></text:p>
      <text:p text:style-name="P3"><text:span text:style-name="T1"><text:tab/>p(wi) = 1 / nombre de lettres dans l'alphabet </text:span></text:p>
      <text:p text:style-name="P3"/>
      <text:p text:style-name="P3">Q3: <text:s text:c="2"/><text:span text:style-name="T1">Pour la lecture du corpus, nous ouvrons le dossier corpus/ enraciné dans le répertoire courant du programme, puis nous parcourons chaque fichier contenu à l'intérieur. Le nom du fichier représente le nom du langage correspondant.</text:span></text:p>
      <text:p text:style-name="P3"/>
      <text:p text:style-name="P4">Q4 : <text:span text:style-name="T2">Pour chaque langue L</text:span><text:span text:style-name="T1">, <text:s/></text:span><text:span text:style-name="T2">lors du parcours du fichier du corpus, dès que nous tombons sur wi dans le fichier </text:span><text:span text:style-name="T1">nous incrémentons </text:span><text:span text:style-name="T2">de 1 la case de table_lettre_langue correspondante à la lettre wi et la langue L. </text:span></text:p>
      <text:p text:style-name="P4"><text:span text:style-name="T3">Une fois ce comptage fini pour le fichier, nous effectuons le calcul de P(wi | L) en « lissant » la fréquence en ajoutant 1 aux compteurs et divisant par le nombre de lettres totales + 26. Le résultat est placée dans la case table_lettre_langue[wi] [L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02:17.972215838</meta:creation-date>
    <meta:editing-duration>PT12M53S</meta:editing-duration>
    <meta:editing-cycles>4</meta:editing-cycles>
    <meta:generator>LibreOffice/4.2.4.2$Linux_X86_64 LibreOffice_project/420m0$Build-2</meta:generator>
    <meta:initial-creator>wqed D</meta:initial-creator>
    <dc:date>2015-02-12T09:46:01.365971851</dc:date>
    <dc:creator>wqed D</dc:creator>
    <meta:document-statistic meta:table-count="3" meta:image-count="0" meta:object-count="0" meta:page-count="2" meta:paragraph-count="72" meta:word-count="310" meta:character-count="1724" meta:non-whitespace-character-count="1440"/>
  </office:meta>
</office:document-meta>
</file>